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fffffe"/>
    </style:style>
    <style:style style:name="P2" style:family="paragraph" style:parent-style-name="Standard">
      <style:paragraph-properties fo:text-align="start" style:justify-single-word="false"/>
      <style:text-properties style:use-window-font-color="true" officeooo:rsid="001ec519" officeooo:paragraph-rsid="001ec519"/>
    </style:style>
    <style:style style:name="P3" style:family="paragraph" style:parent-style-name="Standard">
      <style:paragraph-properties fo:text-align="start" style:justify-single-word="false"/>
      <style:text-properties officeooo:rsid="0023b621" officeooo:paragraph-rsid="0023b621"/>
    </style:style>
    <style:style style:name="P4" style:family="paragraph" style:parent-style-name="Standard">
      <style:paragraph-properties fo:text-align="start" style:justify-single-word="false"/>
      <style:text-properties officeooo:rsid="00255b67" officeooo:paragraph-rsid="00255b67"/>
    </style:style>
    <style:style style:name="P5" style:family="paragraph" style:parent-style-name="Standard">
      <style:paragraph-properties fo:text-align="start" style:justify-single-word="false"/>
      <style:text-properties style:use-window-font-color="true" officeooo:rsid="001ec519" officeooo:paragraph-rsid="001ec519" fo:background-color="#fffff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c8748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officeooo:paragraph-rsid="001c8748" fo:background-color="#fffffe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officeooo:rsid="001ec519" officeooo:paragraph-rsid="001ec519" fo:background-color="#fffffe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style:font-name="" officeooo:rsid="00255b67" officeooo:paragraph-rsid="00255b67" fo:background-color="#fffffe"/>
    </style:style>
    <style:style style:name="P10" style:family="paragraph" style:parent-style-name="Standard">
      <style:paragraph-properties fo:text-align="start" style:justify-single-word="false"/>
      <style:text-properties fo:color="#333333" officeooo:rsid="001c8748" officeooo:paragraph-rsid="001c8748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333333" officeooo:rsid="001ec519" officeooo:paragraph-rsid="001ec519" fo:background-color="#fffffe"/>
    </style:style>
    <style:style style:name="P12" style:family="paragraph" style:parent-style-name="Standard">
      <style:paragraph-properties fo:text-align="start" style:justify-single-word="false"/>
      <style:text-properties fo:color="#333333" officeooo:rsid="0024ef1c" officeooo:paragraph-rsid="0024ef1c" fo:background-color="#fffffe"/>
    </style:style>
    <style:style style:name="P13" style:family="paragraph" style:parent-style-name="Standard">
      <style:paragraph-properties fo:text-align="start" style:justify-single-word="false"/>
      <style:text-properties fo:color="#333333" officeooo:rsid="0024ef1c" officeooo:paragraph-rsid="0023b621" fo:background-color="#fffffe"/>
    </style:style>
    <style:style style:name="P14" style:family="paragraph" style:parent-style-name="Standard" style:list-style-name="L2">
      <style:paragraph-properties fo:text-align="start" style:justify-single-word="false"/>
      <style:text-properties fo:color="#333333" officeooo:rsid="00200108" officeooo:paragraph-rsid="001ec519" fo:background-color="#fffffe"/>
    </style:style>
    <style:style style:name="P15" style:family="paragraph" style:parent-style-name="Standard">
      <style:paragraph-properties fo:text-align="start" style:justify-single-word="false"/>
      <style:text-properties fo:color="#333333" officeooo:rsid="0023b621" officeooo:paragraph-rsid="0023b621" fo:background-color="#fffffe"/>
    </style:style>
    <style:style style:name="P16" style:family="paragraph" style:parent-style-name="Standard">
      <style:paragraph-properties fo:text-align="start" style:justify-single-word="false"/>
      <style:text-properties fo:color="#333333" officeooo:rsid="00255b67" officeooo:paragraph-rsid="00255b67" fo:background-color="#fffffe"/>
    </style:style>
    <style:style style:name="P17" style:family="paragraph" style:parent-style-name="Standard" style:list-style-name="L3">
      <style:paragraph-properties fo:text-align="start" style:justify-single-word="false"/>
      <style:text-properties fo:color="#333333" officeooo:rsid="00255b67" officeooo:paragraph-rsid="00255b67" fo:background-color="#fffffe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ec519" officeooo:paragraph-rsid="001ec519"/>
    </style:style>
    <style:style style:name="T1" style:family="text">
      <style:text-properties fo:color="#859900"/>
    </style:style>
    <style:style style:name="T2" style:family="text">
      <style:text-properties fo:color="#859900" fo:background-color="#fffffe" loext:char-shading-value="0"/>
    </style:style>
    <style:style style:name="T3" style:family="text">
      <style:text-properties fo:color="#859900" officeooo:rsid="001c8748" fo:background-color="#fffffe" loext:char-shading-value="0"/>
    </style:style>
    <style:style style:name="T4" style:family="text">
      <style:text-properties fo:color="#859900" officeooo:rsid="001c8748"/>
    </style:style>
    <style:style style:name="T5" style:family="text">
      <style:text-properties fo:color="#333333"/>
    </style:style>
    <style:style style:name="T6" style:family="text">
      <style:text-properties fo:color="#333333" fo:background-color="#fffffe" loext:char-shading-value="0"/>
    </style:style>
    <style:style style:name="T7" style:family="text">
      <style:text-properties fo:color="#333333" officeooo:rsid="001c8748" fo:background-color="#fffffe" loext:char-shading-value="0"/>
    </style:style>
    <style:style style:name="T8" style:family="text">
      <style:text-properties fo:color="#333333" officeooo:rsid="0024ef1c" fo:background-color="#fffffe" loext:char-shading-value="0"/>
    </style:style>
    <style:style style:name="T9" style:family="text">
      <style:text-properties fo:color="#333333" officeooo:rsid="001c8748"/>
    </style:style>
    <style:style style:name="T10" style:family="text">
      <style:text-properties fo:color="#586e75"/>
    </style:style>
    <style:style style:name="T11" style:family="text">
      <style:text-properties fo:color="#586e75" fo:background-color="#fffffe" loext:char-shading-value="0"/>
    </style:style>
    <style:style style:name="T12" style:family="text">
      <style:text-properties fo:color="#586e75" officeooo:rsid="001c8748" fo:background-color="#fffffe" loext:char-shading-value="0"/>
    </style:style>
    <style:style style:name="T13" style:family="text">
      <style:text-properties fo:color="#586e75" officeooo:rsid="001c8748"/>
    </style:style>
    <style:style style:name="T14" style:family="text">
      <style:text-properties fo:color="#586e75" officeooo:rsid="0026c68a"/>
    </style:style>
    <style:style style:name="T15" style:family="text">
      <style:text-properties fo:color="#b58900"/>
    </style:style>
    <style:style style:name="T16" style:family="text">
      <style:text-properties fo:color="#b58900" fo:background-color="#fffffe" loext:char-shading-value="0"/>
    </style:style>
    <style:style style:name="T17" style:family="text">
      <style:text-properties fo:color="#b58900" officeooo:rsid="001c8748" fo:background-color="#fffffe" loext:char-shading-value="0"/>
    </style:style>
    <style:style style:name="T18" style:family="text">
      <style:text-properties fo:color="#b58900" officeooo:rsid="001c8748"/>
    </style:style>
    <style:style style:name="T19" style:family="text">
      <style:text-properties fo:color="#2aa198"/>
    </style:style>
    <style:style style:name="T20" style:family="text">
      <style:text-properties fo:color="#2aa198" officeooo:rsid="001c8748"/>
    </style:style>
    <style:style style:name="T21" style:family="text">
      <style:text-properties fo:background-color="#fffffe" loext:char-shading-value="0"/>
    </style:style>
    <style:style style:name="T22" style:family="text">
      <style:text-properties officeooo:rsid="001c8748" fo:background-color="#fffffe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C</text:span><text:span text:style-name="T21">zęść 1</text:span></text:p>
      <text:p text:style-name="P5"/>
      <text:list xml:id="list3030443767" text:style-name="L1">
        <text:list-item>
          <text:p text:style-name="P6"><text:span text:style-name="T3">match</text:span><text:span text:style-name="T7"> </text:span><text:span text:style-name="T12">(</text:span><text:span text:style-name="T7">hugo</text:span><text:span text:style-name="T12">:</text:span><text:span text:style-name="T7">Person </text:span><text:span text:style-name="T12">{</text:span><text:span text:style-name="T7">name</text:span><text:span text:style-name="T12">:</text:span><text:span text:style-name="T7"> </text:span><text:span text:style-name="T17">"Hugo Weaving"</text:span><text:span text:style-name="T12">})-[:</text:span><text:span text:style-name="T7">ACTED_IN</text:span><text:span text:style-name="T12">]-&gt;(</text:span><text:span text:style-name="T7">hugosMovies</text:span><text:span text:style-name="T12">)</text:span><text:span text:style-name="T7"> </text:span><text:span text:style-name="T3">return</text:span><text:span text:style-name="T7"> hugo</text:span><text:span text:style-name="T12">,</text:span><text:span text:style-name="T7"> hugosMovies</text:span></text:p>
        </text:list-item>
        <text:list-item>
          <text:p text:style-name="P7"><text:span text:style-name="T4">match</text:span><text:span text:style-name="T9"> </text:span><text:span text:style-name="T13">(</text:span><text:span text:style-name="T9">hugo</text:span><text:span text:style-name="T13">:</text:span><text:span text:style-name="T9">Person </text:span><text:span text:style-name="T13">{</text:span><text:span text:style-name="T9">name</text:span><text:span text:style-name="T13">:</text:span><text:span text:style-name="T9"> </text:span><text:span text:style-name="T18">"Hugo Weaving"</text:span><text:span text:style-name="T13">})-[:</text:span><text:span text:style-name="T9">ACTED_IN</text:span><text:span text:style-name="T13">]-&gt;(</text:span><text:span text:style-name="T9">hugosMovies</text:span><text:span text:style-name="T13">)&lt;-[:</text:span><text:span text:style-name="T9">DIRECTED</text:span><text:span text:style-name="T13">]-(</text:span><text:span text:style-name="T9">directors</text:span><text:span text:style-name="T13">)</text:span><text:span text:style-name="T9"> </text:span><text:span text:style-name="T4">return</text:span><text:span text:style-name="T9"> hugosMovies</text:span><text:span text:style-name="T13">,</text:span><text:span text:style-name="T9"> directors</text:span></text:p>
        </text:list-item>
        <text:list-item>
          <text:p text:style-name="P7"><text:span text:style-name="T4">match</text:span><text:span text:style-name="T9"> </text:span><text:span text:style-name="T13">(</text:span><text:span text:style-name="T9">people</text:span><text:span text:style-name="T13">:</text:span><text:span text:style-name="T9">Person</text:span><text:span text:style-name="T13">)-[:</text:span><text:span text:style-name="T9">ACTED_IN</text:span><text:span text:style-name="T13">]-&gt;(</text:span><text:span text:style-name="T9">movies</text:span><text:span text:style-name="T13">)&lt;-[:</text:span><text:span text:style-name="T9">ACTED_IN</text:span><text:span text:style-name="T13">]-(</text:span><text:span text:style-name="T9">hugo</text:span><text:span text:style-name="T13">:</text:span><text:span text:style-name="T9">Person </text:span><text:span text:style-name="T13">{</text:span><text:span text:style-name="T9">name</text:span><text:span text:style-name="T13">:</text:span><text:span text:style-name="T9"> </text:span><text:span text:style-name="T18">"Hugo Weaving"</text:span><text:span text:style-name="T13">})</text:span><text:span text:style-name="T9"> </text:span><text:span text:style-name="T4">return</text:span><text:span text:style-name="T9"> hugo</text:span><text:span text:style-name="T13">,</text:span><text:span text:style-name="T9"> people</text:span><text:span text:style-name="T13">,</text:span><text:span text:style-name="T9"> movies</text:span></text:p>
        </text:list-item>
        <text:list-item>
          <text:p text:style-name="P7"><text:span text:style-name="T4">match</text:span><text:span text:style-name="T9"> </text:span><text:span text:style-name="T13">(</text:span><text:span text:style-name="T9">people</text:span><text:span text:style-name="T13">:</text:span><text:span text:style-name="T9">Person</text:span><text:span text:style-name="T13">)-[:</text:span><text:span text:style-name="T9">ACTED_IN</text:span><text:span text:style-name="T13">]-&gt;(</text:span><text:span text:style-name="T9">movies</text:span><text:span text:style-name="T13">)</text:span><text:span text:style-name="T9"> </text:span><text:span text:style-name="T4">with</text:span><text:span text:style-name="T9"> people</text:span><text:span text:style-name="T13">,</text:span><text:span text:style-name="T9"> </text:span><text:span text:style-name="T4">count</text:span><text:span text:style-name="T13">(</text:span><text:span text:style-name="T9">movies</text:span><text:span text:style-name="T13">)</text:span><text:span text:style-name="T9"> </text:span><text:span text:style-name="T4">as</text:span><text:span text:style-name="T9"> numberofmovies </text:span><text:span text:style-name="T4">where</text:span><text:span text:style-name="T9"> numberofmovies </text:span><text:span text:style-name="T13">&gt;</text:span><text:span text:style-name="T9"> </text:span><text:span text:style-name="T20">0</text:span><text:span text:style-name="T9"> </text:span><text:span text:style-name="T4">return</text:span><text:span text:style-name="T9"> people</text:span><text:span text:style-name="T13">,</text:span><text:span text:style-name="T9">numberofmovies</text:span></text:p>
        </text:list-item>
        <text:list-item>
          <text:p text:style-name="P7"><text:span text:style-name="T4">match</text:span><text:span text:style-name="T9"> </text:span><text:span text:style-name="T13">(</text:span><text:span text:style-name="T9">directors</text:span><text:span text:style-name="T13">:</text:span><text:span text:style-name="T9">Person</text:span><text:span text:style-name="T13">)-[:</text:span><text:span text:style-name="T9">WROTE</text:span><text:span text:style-name="T13">]-&gt;(</text:span><text:span text:style-name="T9">movies</text:span><text:span text:style-name="T13">)&lt;-[:</text:span><text:span text:style-name="T9">DIRECTED</text:span><text:span text:style-name="T13">]-(</text:span><text:span text:style-name="T9">writers</text:span><text:span text:style-name="T13">:</text:span><text:span text:style-name="T9">Person</text:span><text:span text:style-name="T13">)</text:span><text:span text:style-name="T9"> </text:span><text:span text:style-name="T4">where</text:span><text:span text:style-name="T9"> directors</text:span><text:span text:style-name="T13">.</text:span><text:span text:style-name="T9">name </text:span><text:span text:style-name="T13">=</text:span><text:span text:style-name="T9"> writers</text:span><text:span text:style-name="T13">.</text:span><text:span text:style-name="T9">name </text:span><text:span text:style-name="T4">return</text:span><text:span text:style-name="T9"> directors</text:span><text:span text:style-name="T13">,</text:span><text:span text:style-name="T9">writers</text:span><text:span text:style-name="T13">,</text:span><text:span text:style-name="T9"> movies</text:span></text:p>
        </text:list-item>
        <text:list-item>
          <text:p text:style-name="P7"><text:span text:style-name="T4">match</text:span><text:span text:style-name="T9"> </text:span><text:span text:style-name="T13">(</text:span><text:span text:style-name="T9">directors</text:span><text:span text:style-name="T13">:</text:span><text:span text:style-name="T9">Person</text:span><text:span text:style-name="T13">)-[:</text:span><text:span text:style-name="T9">WROTE</text:span><text:span text:style-name="T13">]-&gt;(</text:span><text:span text:style-name="T9">movies</text:span><text:span text:style-name="T13">)&lt;-[:</text:span><text:span text:style-name="T9">DIRECTED</text:span><text:span text:style-name="T13">]-(</text:span><text:span text:style-name="T9">writers</text:span><text:span text:style-name="T13">:</text:span><text:span text:style-name="T9">Person</text:span><text:span text:style-name="T13">)</text:span><text:span text:style-name="T9"> </text:span><text:span text:style-name="T4">where</text:span><text:span text:style-name="T9"> directors</text:span><text:span text:style-name="T13">.</text:span><text:span text:style-name="T9">name </text:span><text:span text:style-name="T13">=</text:span><text:span text:style-name="T9"> writers</text:span><text:span text:style-name="T13">.</text:span><text:span text:style-name="T9">name </text:span><text:span text:style-name="T4">return</text:span><text:span text:style-name="T9"> directors</text:span><text:span text:style-name="T13">,</text:span><text:span text:style-name="T9">writers</text:span><text:span text:style-name="T13">,</text:span><text:span text:style-name="T9"> </text:span></text:p>
        </text:list-item>
        <text:list-item>
          <text:p text:style-name="P7"><text:span text:style-name="T4">create</text:span><text:span text:style-name="T9"> </text:span><text:span text:style-name="T13">(</text:span><text:span text:style-name="T9">CaptainAmericaTheFirstAvenger</text:span><text:span text:style-name="T13">:</text:span><text:span text:style-name="T9">Movie </text:span><text:span text:style-name="T13">{</text:span><text:span text:style-name="T9">title</text:span><text:span text:style-name="T13">:</text:span><text:span text:style-name="T9"> </text:span><text:span text:style-name="T18">"Captain America: The First Avenger"</text:span><text:span text:style-name="T13">,</text:span><text:span text:style-name="T9"> released</text:span><text:span text:style-name="T13">:</text:span><text:span text:style-name="T9"> </text:span><text:span text:style-name="T20">2011</text:span><text:span text:style-name="T13">,</text:span><text:span text:style-name="T9"> tagline</text:span><text:span text:style-name="T13">:</text:span><text:span text:style-name="T9"> </text:span><text:span text:style-name="T18">"don't know"</text:span><text:span text:style-name="T13">})</text:span></text:p>
        </text:list-item>
      </text:list>
      <text:p text:style-name="P1"><text:span text:style-name="T1"><text:tab/>create</text:span><text:span text:style-name="T5"> </text:span><text:span text:style-name="T10">(</text:span><text:span text:style-name="T5">Cap</text:span><text:span text:style-name="T10">:</text:span><text:span text:style-name="T5">Person </text:span><text:span text:style-name="T10">{</text:span><text:span text:style-name="T5">name</text:span><text:span text:style-name="T10">:</text:span><text:span text:style-name="T5"> </text:span><text:span text:style-name="T15">"Chris Evans"</text:span><text:span text:style-name="T10">,</text:span><text:span text:style-name="T5"> born</text:span><text:span text:style-name="T10">:</text:span><text:span text:style-name="T19">1981</text:span><text:span text:style-name="T10">})</text:span></text:p>
      <text:p text:style-name="P1"><text:span text:style-name="T1"><text:tab/>merge</text:span><text:span text:style-name="T5"> </text:span><text:span text:style-name="T10">(</text:span><text:span text:style-name="T5">Hugo</text:span><text:span text:style-name="T10">:</text:span><text:span text:style-name="T5"> Person </text:span><text:span text:style-name="T10">{</text:span><text:span text:style-name="T5">name</text:span><text:span text:style-name="T10">:</text:span><text:span text:style-name="T5"> </text:span><text:span text:style-name="T15">"Hugo Weaving"</text:span><text:span text:style-name="T10">,</text:span><text:span text:style-name="T5"> born</text:span><text:span text:style-name="T10">:</text:span><text:span text:style-name="T19">1960</text:span><text:span text:style-name="T10">})</text:span></text:p>
      <text:p text:style-name="P1"><text:span text:style-name="T1"><text:tab/>create</text:span><text:span text:style-name="T5"> </text:span><text:span text:style-name="T10">(</text:span><text:span text:style-name="T5">Joe</text:span><text:span text:style-name="T10">:</text:span><text:span text:style-name="T5"> Person </text:span><text:span text:style-name="T10">{</text:span><text:span text:style-name="T5">name</text:span><text:span text:style-name="T10">:</text:span><text:span text:style-name="T5"> </text:span><text:span text:style-name="T15">"Joe Johnston"</text:span><text:span text:style-name="T10">,</text:span><text:span text:style-name="T5"> born</text:span><text:span text:style-name="T10">:</text:span><text:span text:style-name="T19">1950</text:span><text:span text:style-name="T10">})</text:span></text:p>
      <text:p text:style-name="P1"><text:span text:style-name="T1"><text:tab/>create</text:span><text:span text:style-name="T5"> </text:span><text:span text:style-name="T10">(</text:span><text:span text:style-name="T5">Chris</text:span><text:span text:style-name="T10">:</text:span><text:span text:style-name="T5"> Person </text:span><text:span text:style-name="T10">{</text:span><text:span text:style-name="T5">name</text:span><text:span text:style-name="T10">:</text:span><text:span text:style-name="T5"> </text:span><text:span text:style-name="T15">"Christopher Markus"</text:span><text:span text:style-name="T10">,</text:span><text:span text:style-name="T5"> born</text:span><text:span text:style-name="T10">:</text:span><text:span text:style-name="T19">1970</text:span><text:span text:style-name="T10">})</text:span></text:p>
      <text:p text:style-name="P1"><text:span text:style-name="T1"><text:tab/>create</text:span><text:span text:style-name="T10">(</text:span><text:span text:style-name="T5">Nick</text:span><text:span text:style-name="T10">:</text:span><text:span text:style-name="T5"> Person </text:span><text:span text:style-name="T10">{</text:span><text:span text:style-name="T5">name</text:span><text:span text:style-name="T10">:</text:span><text:span text:style-name="T5"> </text:span><text:span text:style-name="T15">"Samuel L. Jackson"</text:span><text:span text:style-name="T10">,</text:span><text:span text:style-name="T5"> born</text:span><text:span text:style-name="T10">:</text:span><text:span text:style-name="T19">1948</text:span><text:span text:style-name="T10">})</text:span></text:p>
      <text:p text:style-name="Standard"/>
      <text:p text:style-name="P1"><text:span text:style-name="T1"><text:tab/>create</text:span><text:span text:style-name="T5"> </text:span><text:span text:style-name="T10">(</text:span><text:span text:style-name="T5">Cap</text:span><text:span text:style-name="T10">)-[:</text:span><text:span text:style-name="T5">ACTED_IN </text:span><text:span text:style-name="T10">{</text:span><text:span text:style-name="T5">roles</text:span><text:span text:style-name="T10">:</text:span><text:span text:style-name="T5"> </text:span><text:span text:style-name="T10">[</text:span><text:span text:style-name="T15">"Steve Rogers"</text:span><text:span text:style-name="T10">]}]-&gt;(</text:span><text:span text:style-name="T5">CaptainAmericaTheFirstAvenger</text:span><text:span text:style-name="T10">),</text:span></text:p>
      <text:p text:style-name="P1"><text:span text:style-name="T10">(</text:span><text:span text:style-name="T5">Nick</text:span><text:span text:style-name="T10">)-[:</text:span><text:span text:style-name="T5">ACTED_IN </text:span><text:span text:style-name="T10">{</text:span><text:span text:style-name="T5">roles</text:span><text:span text:style-name="T10">:</text:span><text:span text:style-name="T5"> </text:span><text:span text:style-name="T10">[</text:span><text:span text:style-name="T15">"Nick Fury"</text:span><text:span text:style-name="T10">]}]-&gt;(</text:span><text:span text:style-name="T5">CaptainAmericaTheFirstAvenger</text:span><text:span text:style-name="T10">),</text:span></text:p>
      <text:p text:style-name="P1"><text:span text:style-name="T10">(</text:span><text:span text:style-name="T5">Joe</text:span><text:span text:style-name="T10">)-[:</text:span><text:span text:style-name="T5">DIRECTED</text:span><text:span text:style-name="T10">]-&gt;(</text:span><text:span text:style-name="T5">CaptainAmericaTheFirstAvenger</text:span><text:span text:style-name="T10">),</text:span></text:p>
      <text:p text:style-name="P1"><text:span text:style-name="T10">(</text:span><text:span text:style-name="T5">Chris</text:span><text:span text:style-name="T10">)-[:</text:span><text:span text:style-name="T5">WROTE</text:span><text:span text:style-name="T10">]-&gt;(</text:span><text:span text:style-name="T5">CaptainAmericaTheFirstAvenger</text:span><text:span text:style-name="T10">)</text:span></text:p>
      <text:p text:style-name="P1"><text:span text:style-name="T1"><text:tab/>merge</text:span><text:span text:style-name="T5"> </text:span><text:span text:style-name="T10">(</text:span><text:span text:style-name="T5">Johann</text:span><text:span text:style-name="T10">)-[:</text:span><text:span text:style-name="T5">ACTED_IN </text:span><text:span text:style-name="T10">{</text:span><text:span text:style-name="T5">roles</text:span><text:span text:style-name="T10">:</text:span><text:span text:style-name="T5"> </text:span><text:span text:style-name="T10">[</text:span><text:span text:style-name="T15">"Johann Schmidt"</text:span><text:span text:style-name="T10">]}]-&gt;(</text:span><text:span text:style-name="T5">CaptainAmericaTheFirstAvenger</text:span><text:span text:style-name="T10">)</text:span></text:p>
      <text:list xml:id="list104055361584891" text:continue-numbering="true" text:style-name="L1">
        <text:list-item>
          <text:p text:style-name="P7"><text:span text:style-name="T4">MATCH</text:span><text:span text:style-name="T9"> </text:span><text:span text:style-name="T13">(</text:span><text:span text:style-name="T9">people</text:span><text:span text:style-name="T13">:</text:span><text:span text:style-name="T9">Person</text:span><text:span text:style-name="T13">)-[</text:span><text:span text:style-name="T9">r</text:span><text:span text:style-name="T13">]-&gt;(</text:span><text:span text:style-name="T9">movie</text:span><text:span text:style-name="T13">:</text:span><text:span text:style-name="T9">Movie </text:span><text:span text:style-name="T13">{</text:span><text:span text:style-name="T9">title</text:span><text:span text:style-name="T13">:</text:span><text:span text:style-name="T9"> </text:span><text:span text:style-name="T18">"Captain America: The First Avenger"</text:span><text:span text:style-name="T13">})</text:span><text:span text:style-name="T9"> </text:span><text:span text:style-name="T4">return</text:span><text:span text:style-name="T9"> people</text:span><text:span text:style-name="T13">,</text:span><text:span text:style-name="T9"> r</text:span><text:span text:style-name="T13">,</text:span><text:span text:style-name="T9"> movie</text:span></text:p>
        </text:list-item>
      </text:list>
      <text:p text:style-name="P10"/>
      <text:p text:style-name="P2"><text:span text:style-name="T22">C</text:span><text:span text:style-name="T21">zęść 2</text:span></text:p>
      <text:p text:style-name="P11"/>
      <text:list xml:id="list2594716084" text:style-name="L2">
        <text:list-item>
          <text:p text:style-name="P8"><text:span text:style-name="T1">match</text:span><text:span text:style-name="T5"> p</text:span><text:span text:style-name="T10">=((</text:span><text:span text:style-name="T5">Darjeeling</text:span><text:span text:style-name="T10">:</text:span><text:span text:style-name="T5">town</text:span><text:span text:style-name="T10">{</text:span><text:span text:style-name="T5">name</text:span><text:span text:style-name="T10">:</text:span><text:span text:style-name="T15">'Darjeeling'</text:span><text:span text:style-name="T10">})-[*]-&gt;(</text:span><text:span text:style-name="T5">Sandakphu</text:span><text:span text:style-name="T10">:</text:span><text:span text:style-name="T5">peak</text:span><text:span text:style-name="T10">{</text:span><text:span text:style-name="T5">name</text:span><text:span text:style-name="T10">:</text:span><text:span text:style-name="T15">'Sandakphu'</text:span><text:span text:style-name="T10">}))</text:span><text:span text:style-name="T5"> </text:span><text:span text:style-name="T1">return</text:span><text:span text:style-name="T5"> p </text:span><text:span text:style-name="T1">order</text:span><text:span text:style-name="T5"> </text:span><text:span text:style-name="T1">by</text:span><text:span text:style-name="T5"> length</text:span><text:span text:style-name="T10">(</text:span><text:span text:style-name="T5">p</text:span><text:span text:style-name="T10">)</text:span></text:p>
        </text:list-item>
        <text:list-item>
          <text:p text:style-name="P8"><text:span text:style-name="T1">match</text:span><text:span text:style-name="T5"> p</text:span><text:span text:style-name="T10">=</text:span><text:span text:style-name="T1">shortestPath</text:span><text:span text:style-name="T10">((</text:span><text:span text:style-name="T5">Darjeeling</text:span><text:span text:style-name="T10">:</text:span><text:span text:style-name="T5">town</text:span><text:span text:style-name="T10">{</text:span><text:span text:style-name="T5">name</text:span><text:span text:style-name="T10">:</text:span><text:span text:style-name="T15">'Darjeeling'</text:span><text:span text:style-name="T10">})-[*]-&gt;(</text:span><text:span text:style-name="T5">Sandakphu</text:span><text:span text:style-name="T10">:</text:span><text:span text:style-name="T5">peak</text:span><text:span text:style-name="T10">{</text:span><text:span text:style-name="T5">name</text:span><text:span text:style-name="T10">:</text:span><text:span text:style-name="T15">'Sandakphu'</text:span><text:span text:style-name="T10">}))</text:span><text:span text:style-name="T5"> </text:span><text:span text:style-name="T1">return</text:span><text:span text:style-name="T5"> p</text:span><text:span text:style-name="T10">,</text:span><text:span text:style-name="T5"> length</text:span><text:span text:style-name="T10">(</text:span><text:span text:style-name="T5">p</text:span><text:span text:style-name="T10">)</text:span><text:span text:style-name="T5"> </text:span></text:p>
        </text:list-item>
        <text:list-item>
          <text:p text:style-name="P8"><text:span text:style-name="T1">match</text:span><text:span text:style-name="T5"> p</text:span><text:span text:style-name="T10">=((</text:span><text:span text:style-name="T5">Darjeeling</text:span><text:span text:style-name="T10">:</text:span><text:span text:style-name="T5">town</text:span><text:span text:style-name="T10">{</text:span><text:span text:style-name="T5">name</text:span><text:span text:style-name="T10">:</text:span><text:span text:style-name="T15">'Darjeeling'</text:span><text:span text:style-name="T10">})-[</text:span><text:span text:style-name="T5">r</text:span><text:span text:style-name="T10">*..</text:span><text:span text:style-name="T14">5 </text:span><text:span text:style-name="T10">{</text:span><text:span text:style-name="T5">winter</text:span><text:span text:style-name="T10">:</text:span><text:span text:style-name="T5"> </text:span><text:span text:style-name="T15">"true"</text:span><text:span text:style-name="T10">}]-&gt;(</text:span><text:span text:style-name="T5">Sandakphu</text:span><text:span text:style-name="T10">:</text:span><text:span text:style-name="T5">peak</text:span><text:span text:style-name="T10">{</text:span><text:span text:style-name="T5">name</text:span><text:span text:style-name="T10">:</text:span><text:span text:style-name="T15">'Sandakphu'</text:span><text:span text:style-name="T10">}))</text:span><text:span text:style-name="T5"> </text:span><text:span text:style-name="T1">return</text:span><text:span text:style-name="T5"> p</text:span><text:span text:style-name="T10">,</text:span><text:span text:style-name="T5">r </text:span><text:span text:style-name="T1">order</text:span><text:span text:style-name="T5"> </text:span><text:span text:style-name="T1">by</text:span><text:span text:style-name="T5"> length</text:span><text:span text:style-name="T10">(</text:span><text:span text:style-name="T5">p</text:span><text:span text:style-name="T10">)</text:span><text:span text:style-name="T5"> </text:span><text:span text:style-name="T1">asc</text:span><text:span text:style-name="T5"> </text:span><text:span text:style-name="T1">limit</text:span><text:span text:style-name="T5"> </text:span><text:span text:style-name="T19">1</text:span></text:p>
        </text:list-item>
        <text:list-item>
          <text:p text:style-name="P8"><text:span text:style-name="T1">match</text:span><text:span text:style-name="T5"> p</text:span><text:span text:style-name="T10">=((</text:span><text:span text:style-name="T5">Darjeeling</text:span><text:span text:style-name="T10">:</text:span><text:span text:style-name="T5"> town </text:span><text:span text:style-name="T10">{</text:span><text:span text:style-name="T5">name</text:span><text:span text:style-name="T10">:</text:span><text:span text:style-name="T5"> </text:span><text:span text:style-name="T15">"Darjeeling"</text:span><text:span text:style-name="T10">})-[*..</text:span><text:span text:style-name="T14">5</text:span><text:span text:style-name="T10">]-&gt;(</text:span><text:span text:style-name="T5">places</text:span><text:span text:style-name="T10">))</text:span><text:span text:style-name="T5"> </text:span><text:span text:style-name="T1">with</text:span><text:span text:style-name="T5"> p</text:span><text:span text:style-name="T10">,</text:span><text:span text:style-name="T5"> </text:span><text:span text:style-name="T1">reduce</text:span><text:span text:style-name="T10">(</text:span>d<text:span text:style-name="T10">=</text:span><text:span text:style-name="T19">0</text:span><text:span text:style-name="T10">,</text:span><text:span text:style-name="T5"> </text:span>a<text:span text:style-name="T5"> </text:span><text:span text:style-name="T1">in</text:span><text:span text:style-name="T5"> nodes</text:span><text:span text:style-name="T10">(</text:span><text:span text:style-name="T5">p</text:span><text:span text:style-name="T10">)</text:span><text:span text:style-name="T5"> </text:span><text:span text:style-name="T10">|</text:span><text:span text:style-name="T5"> </text:span>d<text:span text:style-name="T5"> </text:span><text:span text:style-name="T10">+</text:span><text:span text:style-name="T5"> toInteger</text:span><text:span text:style-name="T10">(</text:span>a<text:span text:style-name="T10">.</text:span><text:span text:style-name="T5">distance</text:span><text:span text:style-name="T10">))</text:span><text:span text:style-name="T5"> </text:span><text:span text:style-name="T1">as</text:span><text:span text:style-name="T5"> dist </text:span><text:span text:style-name="T1">order</text:span><text:span text:style-name="T5"> </text:span><text:span text:style-name="T1">by</text:span><text:span text:style-name="T5"> dist </text:span><text:span text:style-name="T1">desc</text:span><text:span text:style-name="T5"> </text:span><text:span text:style-name="T1">return</text:span><text:span text:style-name="T5"> p</text:span><text:span text:style-name="T10">,</text:span><text:span text:style-name="T5"> dist</text:span></text:p>
        </text:list-item>
      </text:list>
      <text:p text:style-name="P12">to najlepsze na co wpadłem, ale dostaje nulle na distance</text:p>
      <text:list xml:id="list104055261695236" text:continue-numbering="true" text:style-name="L2">
        <text:list-header>
          <text:p text:style-name="P14"/>
        </text:list-header>
        <text:list-item>
          <text:p text:style-name="P8"><text:span text:style-name="T1">match</text:span><text:span text:style-name="T5"> p</text:span><text:span text:style-name="T10">=((</text:span><text:span text:style-name="T5">Darjeeling</text:span><text:span text:style-name="T10">:</text:span><text:span text:style-name="T5"> town </text:span><text:span text:style-name="T10">{</text:span><text:span text:style-name="T5">name</text:span><text:span text:style-name="T10">:</text:span><text:span text:style-name="T5"> </text:span><text:span text:style-name="T15">"Darjeeling"</text:span><text:span text:style-name="T10">})-[</text:span><text:span text:style-name="T5">r</text:span><text:span text:style-name="T10">:</text:span><text:span text:style-name="T5">twowheeler </text:span><text:span text:style-name="T10">{</text:span><text:span text:style-name="T5">summer</text:span><text:span text:style-name="T10">:</text:span><text:span text:style-name="T5"> </text:span><text:span text:style-name="T15">"true"</text:span><text:span text:style-name="T10">}]-&gt;(</text:span><text:span text:style-name="T5">places</text:span><text:span text:style-name="T10">))</text:span><text:span text:style-name="T5"> </text:span><text:span text:style-name="T1">return</text:span><text:span text:style-name="T5"> p</text:span><text:span text:style-name="T10">,</text:span><text:span text:style-name="T5"> r</text:span></text:p>
        </text:list-item>
        <text:list-item>
          <text:p text:style-name="P18"><text:span text:style-name="T2">match</text:span><text:span text:style-name="T6"> </text:span><text:span text:style-name="T11">(</text:span><text:span text:style-name="T6">Darjeeling</text:span><text:span text:style-name="T11">:</text:span><text:span text:style-name="T6">town</text:span><text:span text:style-name="T11">{</text:span><text:span text:style-name="T6">name</text:span><text:span text:style-name="T11">:</text:span><text:span text:style-name="T16">'Darjeeling'</text:span><text:span text:style-name="T11">})-[:</text:span><text:span text:style-name="T6">twowheeler </text:span><text:span text:style-name="T11">{</text:span><text:span text:style-name="T6">summer</text:span><text:span text:style-name="T11">:</text:span><text:span text:style-name="T6"> </text:span><text:span text:style-name="T16">"true"</text:span><text:span text:style-name="T11">}]-&gt;(</text:span><text:span text:style-name="T6">places</text:span><text:span text:style-name="T11">)</text:span><text:span text:style-name="T6"> </text:span><text:span text:style-name="T2">return</text:span><text:span text:style-name="T6"> places</text:span></text:p>
        </text:list-item>
      </text:list>
      <text:p text:style-name="P15"/>
      <text:p text:style-name="P3"><text:span text:style-name="T6">Ostatnie dwa nie zwracają nic</text:span><text:span text:style-name="T8">, nie mam możliwości zwrócenia jsona </text:span></text:p>
      <text:p text:style-name="P13"/>
      <text:p text:style-name="P13"/>
      <text:p text:style-name="P4"><text:span text:style-name="T8">C</text:span><text:span text:style-name="T6">zęść 3</text:span></text:p>
      <text:p text:style-name="P16"><text:soft-page-break/></text:p>
      <text:list xml:id="list3260229980" text:style-name="L3">
        <text:list-item>
          <text:p text:style-name="P9"><text:span text:style-name="T1">match</text:span><text:span text:style-name="T5"> </text:span><text:span text:style-name="T10">(</text:span><text:span text:style-name="T5">airports</text:span><text:span text:style-name="T10">:</text:span><text:span text:style-name="T5">Airport</text:span><text:span text:style-name="T10">)&lt;-[:</text:span><text:span text:style-name="T5">ORIGIN</text:span><text:span text:style-name="T10">*]-(</text:span><text:span text:style-name="T5">flights</text:span><text:span text:style-name="T10">:</text:span><text:span text:style-name="T5">Flight</text:span><text:span text:style-name="T10">)</text:span><text:span text:style-name="T5"> </text:span><text:span text:style-name="T1">with</text:span><text:span text:style-name="T5"> airports</text:span><text:span text:style-name="T10">,</text:span><text:span text:style-name="T5"> </text:span><text:span text:style-name="T1">count</text:span><text:span text:style-name="T10">(</text:span><text:span text:style-name="T5">flights</text:span><text:span text:style-name="T10">)</text:span><text:span text:style-name="T5"> </text:span><text:span text:style-name="T1">as</text:span><text:span text:style-name="T5"> counted_flights </text:span><text:span text:style-name="T1">return</text:span><text:span text:style-name="T5"> airports</text:span><text:span text:style-name="T10">,</text:span><text:span text:style-name="T5"> counted_flights </text:span><text:span text:style-name="T1">order</text:span><text:span text:style-name="T5"> </text:span><text:span text:style-name="T1">by</text:span><text:span text:style-name="T5"> counted_flights </text:span><text:span text:style-name="T1">desc</text:span><text:span text:style-name="T5"> 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2:22:52.724163068</meta:creation-date>
    <dc:date>2021-06-28T10:40:51.843825014</dc:date>
    <meta:editing-duration>PT1H14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250" meta:character-count="2727" meta:non-whitespace-character-count="2512"/>
  </office:meta>
</office:document-meta>
</file>